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er.say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ay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dgeMethodPuzzleTest.shouldVerifyCorrectlyWhenBridgeMethod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ridgeMethodPuzzleTest.shouldHaveBridg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ridgeMethodPuzzleTest.shouldVerifyCorrectlyWhenBridgeMethodVer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